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2.7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SatNOGS Diplexer v1 Bill of Materials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2x10p (in paralle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30p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2x15p (in paralle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30p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2x15p (in paralle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30p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2x15p (in paralle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2x10p (in paralle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9.4p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2x4.7p (in paralle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9.4p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2x4.7p (in paralle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9.4p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2x4.7p (in paralle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9.4p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2x4.7p (in paralle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6.6n</text:p>
          </table:table-cell>
          <table:table-cell office:value-type="string" calcext:value-type="string">
            <text:p>AIR_CORE_INDUCTOR</text:p>
          </table:table-cell>
          <table:table-cell office:value-type="string" calcext:value-type="string">
            <text:p>N = 6, ID = 1.6mm, D = 0.65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36.6n</text:p>
          </table:table-cell>
          <table:table-cell office:value-type="string" calcext:value-type="string">
            <text:p>AIR_CORE_INDUCTOR</text:p>
          </table:table-cell>
          <table:table-cell office:value-type="string" calcext:value-type="string">
            <text:p>N = 6, ID = 1.6mm, D = 0.65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36.6n</text:p>
          </table:table-cell>
          <table:table-cell office:value-type="string" calcext:value-type="string">
            <text:p>AIR_CORE_INDUCTOR</text:p>
          </table:table-cell>
          <table:table-cell office:value-type="string" calcext:value-type="string">
            <text:p>N = 6, ID = 1.6mm, D = 0.65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36.6n</text:p>
          </table:table-cell>
          <table:table-cell office:value-type="string" calcext:value-type="string">
            <text:p>AIR_CORE_INDUCTOR</text:p>
          </table:table-cell>
          <table:table-cell office:value-type="string" calcext:value-type="string">
            <text:p>N = 6, ID = 1.6mm, D = 0.65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5.16n</text:p>
          </table:table-cell>
          <table:table-cell office:value-type="string" calcext:value-type="string">
            <text:p>AIR_CORE_INDUCTOR</text:p>
          </table:table-cell>
          <table:table-cell office:value-type="string" calcext:value-type="string">
            <text:p>N = 3, ID = 1.6mm, D = 0.65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8.63n</text:p>
          </table:table-cell>
          <table:table-cell office:value-type="string" calcext:value-type="string">
            <text:p>AIR_CORE_INDUCTOR</text:p>
          </table:table-cell>
          <table:table-cell office:value-type="string" calcext:value-type="string">
            <text:p>N = 2, ID = 1.6mm, D = 0.65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8.63n</text:p>
          </table:table-cell>
          <table:table-cell office:value-type="string" calcext:value-type="string">
            <text:p>AIR_CORE_INDUCTOR</text:p>
          </table:table-cell>
          <table:table-cell office:value-type="string" calcext:value-type="string">
            <text:p>N = 2, ID = 1.6mm, D = 0.65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8.63n</text:p>
          </table:table-cell>
          <table:table-cell office:value-type="string" calcext:value-type="string">
            <text:p>AIR_CORE_INDUCTOR</text:p>
          </table:table-cell>
          <table:table-cell office:value-type="string" calcext:value-type="string">
            <text:p>N =2, ID = 1.6mm, D = 0.65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15.16n</text:p>
          </table:table-cell>
          <table:table-cell office:value-type="string" calcext:value-type="string">
            <text:p>AIR_CORE_INDUCTOR</text:p>
          </table:table-cell>
          <table:table-cell office:value-type="string" calcext:value-type="string">
            <text:p>N = 3, ID = 1.6mm, D = 0.65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MA CONNECTOR</text:p>
          </table:table-cell>
          <table:table-cell office:value-type="string" calcext:value-type="string">
            <text:p>SMA CONNECTOR 50 Oh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MA CONNECTOR</text:p>
          </table:table-cell>
          <table:table-cell office:value-type="string" calcext:value-type="string">
            <text:p>SMA CONNECTOR 50 Oh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MA CONNECTOR</text:p>
          </table:table-cell>
          <table:table-cell office:value-type="string" calcext:value-type="string">
            <text:p>SMA CONNECTOR 50 Oh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ouble lay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per sheet</text:p>
          </table:table-cell>
          <table:table-cell office:value-type="string" calcext:value-type="string">
            <text:p>0.3mm</text:p>
          </table:table-cell>
          <table:table-cell/>
          <table:table-cell office:value-type="string" calcext:value-type="string">
            <text:p>Cross talk shielding, W = 44mm <text:s/>L = 56mm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umber of tur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ner diameter of inducto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Wire diamet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idth of Cooper she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ngth of Cooper sheet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22:51:37.747346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zisi </meta:initial-creator>
    <meta:creation-date>2014-10-27T20:24:11.106327206</meta:creation-date>
    <dc:date>2014-10-27T22:54:39.727502488</dc:date>
    <dc:creator>Pierros Papadeas</dc:creator>
    <meta:editing-duration>PT7M20S</meta:editing-duration>
    <meta:editing-cycles>2</meta:editing-cycles>
    <meta:generator>LibreOffice/4.2.6.3$Linux_X86_64 LibreOffice_project/420$Build-3</meta:generator>
    <meta:document-statistic meta:table-count="1" meta:cell-count="107" meta:object-count="0"/>
  </office:meta>
</office:document-meta>
</file>